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5cm" fo:min-width="1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8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6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876cm" fo:min-width="2.34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626cm" fo:min-width="3.8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15pt" fo:font-weight="bold" style:font-size-asian="22pt" style:font-size-complex="2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cm" svg:height="7.7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5cm" svg:height="1cm" svg:x="7.75cm" svg:y="1.25cm">
          <text:p text:style-name="P2">av_format_contex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1.75cm" svg:x="1.75cm" svg:y="10.75cm">
          <text:p text:style-name="P2">audio_render<text:line-break/>(callback from “OS”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1.75cm" svg:x="11.75cm" svg:y="10.75cm">
          <text:p text:style-name="P2">video_ren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5cm" svg:height="2.25cm" draw:transform="rotate (1.5707963267949) translate (9.25cm 5.5cm)">
          <text:p text:style-name="P2">Packets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5cm" svg:height="1.75cm" draw:transform="rotate (1.5707963267949) translate (3.75cm 10.75cm)">
          <text:p text:style-name="P2"><text:span text:style-name="T1">Audio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5cm" svg:height="1.75cm" draw:transform="rotate (1.5707963267949) translate (13.75cm 10.75cm)">
          <text:p text:style-name="P2"><text:span text:style-name="T1">Video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5.25cm" svg:height="0.725cm" svg:x="5cm" svg:y="6.025cm">
          <draw:text-box>
            <text:p>audio_resampler_thread</text:p>
          </draw:text-box>
        </draw:frame>
        <draw:frame draw:style-name="gr7" draw:text-style-name="P4" draw:layer="layout" svg:width="4.5cm" svg:height="0.75cm" svg:x="15cm" svg:y="8.75cm">
          <draw:text-box>
            <text:p>video_render_thread</text:p>
          </draw:text-box>
        </draw:frame>
        <draw:custom-shape draw:style-name="gr8" draw:text-style-name="P5" draw:layer="layout" svg:width="15.5cm" svg:height="0.25cm" svg:x="2.5cm" svg:y="5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5cm" svg:height="0.75cm" svg:x="11cm" svg:y="3cm">
          <draw:text-box>
            <text:p>packet_reader_thread</text:p>
          </draw:text-box>
        </draw:frame>
        <draw:frame draw:style-name="gr6" draw:text-style-name="P4" draw:layer="layout" svg:width="4.75cm" svg:height="0.725cm" svg:x="5.235cm" svg:y="8.711cm">
          <draw:text-box>
            <text:p>audio_render_thread</text:p>
          </draw:text-box>
        </draw:frame>
        <draw:frame draw:style-name="gr9" draw:text-style-name="P4" draw:layer="layout" svg:width="0.502cm" svg:height="1.187cm" svg:x="1.5cm" svg:y="1.5cm">
          <draw:text-box>
            <text:p/>
          </draw:text-box>
        </draw:frame>
        <draw:frame draw:style-name="gr10" draw:text-style-name="P7" draw:layer="layout" svg:width="8cm" svg:height="1.276cm" svg:x="1cm" svg:y="2.474cm">
          <draw:text-box>
            <text:p text:style-name="P6"><text:span text:style-name="T2">pipeline_threa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7T08:40:13.113525517</meta:creation-date>
    <dc:date>2023-02-18T11:56:12.797565223</dc:date>
    <meta:editing-duration>PT13M35S</meta:editing-duration>
    <meta:editing-cycles>3</meta:editing-cycles>
    <meta:generator>LibreOffice/7.3.7.2$Linux_X86_64 LibreOffice_project/30$Build-2</meta:generator>
    <meta:document-statistic meta:object-count="14"/>
  </office:meta>
</office:document-meta>
</file>